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40000022C664D0466FF241C8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352cm" svg:height="14.71cm" svg:x="0.835cm" svg:y="0.522cm">
          <draw:image xlink:href="Pictures/10000001000003E40000022C664D0466FF241C86.png" xlink:type="simple" xlink:show="embed" xlink:actuate="onLoad" draw:mime-type="image/png">
            <text:p/>
          </draw:image>
        </draw:frame>
        <draw:frame draw:style-name="gr2" draw:text-style-name="P2" draw:layer="layout" svg:width="13.335cm" svg:height="0.962cm" svg:x="6.35cm" svg:y="0.635cm">
          <draw:text-box>
            <text:p>Acknowledgment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22T15:43:06.155889534</meta:creation-date>
    <dc:date>2023-05-08T10:59:07.364438180</dc:date>
    <meta:editing-duration>PT1M49S</meta:editing-duration>
    <meta:editing-cycles>2</meta:editing-cycles>
    <meta:generator>LibreOffice/7.3.3.2$MacOSX_AARCH64 LibreOffice_project/d1d0ea68f081ee2800a922cac8f79445e4603348</meta:generator>
    <meta:document-statistic meta:object-count="25"/>
  </office:meta>
</office:document-meta>
</file>